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1.6" calcext:value-type="float">
            <text:p>11.6</text:p>
          </table:table-cell>
          <table:table-cell table:formula="of:=[.A1]/2" office:value-type="float" office:value="5.8" calcext:value-type="float">
            <text:p>5.8</text:p>
          </table:table-cell>
          <table:table-cell/>
          <table:table-cell table:formula="of:=1/6" office:value-type="float" office:value="0.166666666666667" calcext:value-type="float">
            <text:p>0.166666666666667</text:p>
          </table:table-cell>
          <table:table-cell table:number-columns-repeated="10"/>
        </table:table-row>
        <table:table-row table:style-name="ro1">
          <table:table-cell office:value-type="float" office:value="7.55" calcext:value-type="float">
            <text:p>7.55</text:p>
          </table:table-cell>
          <table:table-cell table:formula="of:=[.A2]-[.A3]"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Imax</text:p>
          </table:table-cell>
          <table:table-cell table:formula="of:=[.A6]*[.A7]" office:value-type="float" office:value="18" calcext:value-type="float">
            <text:p>18</text:p>
          </table:table-cell>
          <table:table-cell office:value-type="string" calcext:value-type="string">
            <text:p>m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Imax</text:p>
          </table:table-cell>
          <table:table-cell table:formula="of:=[.G6]*[.G7]" office:value-type="float" office:value="7" calcext:value-type="float">
            <text:p>7</text:p>
          </table:table-cell>
          <table:table-cell office:value-type="string" calcext:value-type="string">
            <text:p>mW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table:number-columns-repeated="5"/>
        </table:table-row>
        <table:table-row table:style-name="ro1">
          <table:table-cell table:formula="of:=[.A7]/[.A6]" office:value-type="float" office:value="18" calcext:value-type="float">
            <text:p>18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1+R2</text:p>
          </table:table-cell>
          <table:table-cell table:number-columns-repeated="3"/>
          <table:table-cell table:formula="of:=[.G7]/[.G6]" office:value-type="float" office:value="7" calcext:value-type="float">
            <text:p>7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1+R2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1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1</text:p>
          </table:table-cell>
          <table:table-cell table:number-columns-repeated="5"/>
        </table:table-row>
        <table:table-row table:style-name="ro1">
          <table:table-cell table:formula="of:=[.A9]/[.A6]" office:value-type="float" office:value="3.3" calcext:value-type="float">
            <text:p>3.3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1</text:p>
          </table:table-cell>
          <table:table-cell table:number-columns-repeated="3"/>
          <table:table-cell table:formula="of:=[.G9]/[.G6]" office:value-type="float" office:value="3.3" calcext:value-type="float">
            <text:p>3.3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formula="of:=[.A8]-[.A10]" office:value-type="float" office:value="14.7" calcext:value-type="float">
            <text:p>14.7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2</text:p>
          </table:table-cell>
          <table:table-cell table:number-columns-repeated="3"/>
          <table:table-cell table:formula="of:=[.G8]-[.G10]" office:value-type="float" office:value="3.7" calcext:value-type="float">
            <text:p>3.7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1">
          <table:table-cell table:formula="of:=[.A7]*[.A10]/[.A8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1</text:p>
          </table:table-cell>
          <table:table-cell table:number-columns-repeated="3"/>
          <table:table-cell table:formula="of:=[.G7]*[.G10]/[.G8]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1</text:p>
          </table:table-cell>
          <table:table-cell table:number-columns-repeated="5"/>
        </table:table-row>
        <table:table-row table:style-name="ro1">
          <table:table-cell table:formula="of:=[.A10]/([.A10]+[.A11])" office:value-type="float" office:value="0.183333333333333" calcext:value-type="float">
            <text:p>0.183333333333333</text:p>
          </table:table-cell>
          <table:table-cell table:number-columns-repeated="5"/>
          <table:table-cell table:formula="of:=[.G10]/([.G10]+[.G11])" office:value-type="float" office:value="0.471428571428571" calcext:value-type="float">
            <text:p>0.47142857142857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/>
          <table:table-cell table:formula="of:=[.A14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/>
          <table:table-cell table:formula="of:=[.G1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2</text:p>
          </table:table-cell>
          <table:table-cell table:style-name="ce1" office:value-type="percentage" office:value="-0.01" calcext:value-type="percentage">
            <text:p>-1.00%</text:p>
          </table:table-cell>
          <table:table-cell table:formula="of:=[.A15]*(1+[.D15])" office:value-type="float" office:value="16.038" calcext:value-type="float">
            <text:p>16.038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2</text:p>
          </table:table-cell>
          <table:table-cell table:style-name="ce1" office:value-type="percentage" office:value="-0.01" calcext:value-type="percentage">
            <text:p>-1.00%</text:p>
          </table:table-cell>
          <table:table-cell table:formula="of:=[.G15]*(1+[.J15])" office:value-type="float" office:value="3.6135" calcext:value-type="float">
            <text:p>3.6135</text:p>
          </table:table-cell>
          <table:table-cell table:number-columns-repeated="3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1</text:p>
          </table:table-cell>
          <table:table-cell table:style-name="ce1" office:value-type="percentage" office:value="0.01" calcext:value-type="percentage">
            <text:p>1.00%</text:p>
          </table:table-cell>
          <table:table-cell table:formula="of:=[.A16]*(1+[.D16])" office:value-type="float" office:value="3.6865" calcext:value-type="float">
            <text:p>3.686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1</text:p>
          </table:table-cell>
          <table:table-cell table:style-name="ce1" office:value-type="percentage" office:value="0.01" calcext:value-type="percentage">
            <text:p>1.00%</text:p>
          </table:table-cell>
          <table:table-cell table:formula="of:=[.G16]*(1+[.J16])" office:value-type="float" office:value="3.333" calcext:value-type="float">
            <text:p>3.333</text:p>
          </table:table-cell>
          <table:table-cell table:number-columns-repeated="3"/>
        </table:table-row>
        <table:table-row table:style-name="ro1">
          <table:table-cell table:formula="of:=[.A14]*[.A16]/([.A15]+[.A16])" office:value-type="float" office:value="1.10327455919395" calcext:value-type="float">
            <text:p>1.10327455919395</text:p>
          </table:table-cell>
          <table:table-cell/>
          <table:table-cell office:value-type="string" calcext:value-type="string">
            <text:p>V1</text:p>
          </table:table-cell>
          <table:table-cell/>
          <table:table-cell table:formula="of:=[.E14]*[.E16]/([.E15]+[.E16])" office:value-type="float" office:value="1.12139724707851" calcext:value-type="float">
            <text:p>1.12139724707851</text:p>
          </table:table-cell>
          <table:table-cell/>
          <table:table-cell table:formula="of:=[.G14]*[.G16]/([.G15]+[.G16])" office:value-type="float" office:value="2.84892086330935" calcext:value-type="float">
            <text:p>2.84892086330935</text:p>
          </table:table-cell>
          <table:table-cell/>
          <table:table-cell office:value-type="string" calcext:value-type="string">
            <text:p>V1</text:p>
          </table:table-cell>
          <table:table-cell/>
          <table:table-cell table:formula="of:=[.K14]*[.K16]/([.K15]+[.K16])" office:value-type="float" office:value="2.87885985748219" calcext:value-type="float">
            <text:p>2.87885985748219</text:p>
          </table:table-cell>
          <table:table-cell table:number-columns-repeated="3"/>
        </table:table-row>
        <table:table-row table:style-name="ro1">
          <table:table-cell table:formula="of:=[.A16]/([.A15]+[.A16])" office:value-type="float" office:value="0.183879093198992" calcext:value-type="float">
            <text:p>0.18387909319899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formula="of:=[.G16]/([.G15]+[.G16])" office:value-type="float" office:value="0.474820143884892" calcext:value-type="float">
            <text:p>0.47482014388489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table:formula="of:=ABS([.G18]-[.G13])/[.G13]" office:value-type="percentage" office:value="0.00719424460431666" calcext:value-type="percentage">
            <text:p>0.72%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3"/>
          <table:table-cell office:value-type="float" office:value="66.8" calcext:value-type="float">
            <text:p>66.8</text:p>
          </table:table-cell>
        </table:table-row>
        <table:table-row table:style-name="ro1">
          <table:table-cell table:number-columns-repeated="13"/>
          <table:table-cell table:formula="of:=[.N21]-[.N22]" office:value-type="float" office:value="933.2" calcext:value-type="float">
            <text:p>93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00-00-00</text:date>, <text:time style:data-style-name="N2" text:time-value="10:26:01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6T10:12:01.877000000</meta:creation-date>
    <dc:date>2021-08-20T23:29:55.243000000</dc:date>
    <meta:editing-duration>P1DT13H41M32S</meta:editing-duration>
    <meta:editing-cycles>2</meta:editing-cycles>
    <meta:generator>LibreOffice/7.0.3.1$Windows_X86_64 LibreOffice_project/d7547858d014d4cf69878db179d326fc3483e082</meta:generator>
    <meta:document-statistic meta:table-count="1" meta:cell-count="96" meta:object-count="0"/>
  </office:meta>
</office:document-meta>
</file>